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2468" officeooo:paragraph-rsid="00112468"/>
    </style:style>
    <style:style style:name="P2" style:family="paragraph" style:parent-style-name="Standard">
      <style:text-properties officeooo:paragraph-rsid="00112468"/>
    </style:style>
    <style:style style:name="T1" style:family="text">
      <style:text-properties officeooo:rsid="000a45c3"/>
    </style:style>
    <style:style style:name="T2" style:family="text">
      <style:text-properties officeooo:rsid="000c40d5"/>
    </style:style>
    <style:style style:name="T3" style:family="text">
      <style:text-properties officeooo:rsid="000deb9d"/>
    </style:style>
    <style:style style:name="T4" style:family="text">
      <style:text-properties officeooo:rsid="000f252a"/>
    </style:style>
    <style:style style:name="T5" style:family="text">
      <style:text-properties officeooo:rsid="000fa8e8"/>
    </style:style>
    <style:style style:name="T6" style:family="text">
      <style:text-properties officeooo:rsid="001124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Use Case 6 </text:span>-</text:p>
      <text:p text:style-name="P1">Contact</text:p>
      <text:p text:style-name="Standard"/>
      <text:p text:style-name="Standard"><text:span text:style-name="T1">Agent</text:span>:</text:p>
      <text:p text:style-name="Standard">This application is started by the member <text:span text:style-name="T3">student</text:span>.</text:p>
      <text:p text:style-name="Standard"/>
      <text:p text:style-name="Standard"/>
      <text:p text:style-name="Standard">main <text:span text:style-name="T4">scenario</text:span>:</text:p>
      <text:p text:style-name="Standard">1. student launches the system.</text:p>
      <text:p text:style-name="Standard"><text:span text:style-name="T2">2</text:span>. Checks the membership system.</text:p>
      <text:p text:style-name="Standard"><text:span text:style-name="T2">3</text:span>. The <text:span text:style-name="T1">user</text:span> enters the request into the system.</text:p>
      <text:p text:style-name="Standard"><text:span text:style-name="T2">4</text:span>. The system <text:span text:style-name="T6">connects to mail box.</text:span></text:p>
      <text:p text:style-name="Standard"><text:span text:style-name="T2">5</text:span>. <text:span text:style-name="T6">The system sends email.</text:span></text:p>
      <text:p text:style-name="P2"><text:span text:style-name="T2">6</text:span>. <text:span text:style-name="T6">U</text:span>ser exits the system.</text:p>
      <text:p text:style-name="Standard"/>
      <text:p text:style-name="Standard"/>
      <text:p text:style-name="Standard"/>
      <text:p text:style-name="Standard"/>
      <text:p text:style-name="Standard"/>
      <text:p text:style-name="Standard">Sub-<text:span text:style-name="T4">scenario</text:span>:</text:p>
      <text:p text:style-name="Standard">In step 2, the client enters their username.</text:p>
      <text:p text:style-name="Standard">In step 3, the system searches for the username in the database and confirms it if it exists.</text:p>
      <text:p text:style-name="Standard">In step <text:span text:style-name="T6">4, the system sends connection to mail box.</text:span></text:p>
      <text:p text:style-name="Standard"/>
      <text:p text:style-name="Standard"/>
      <text:p text:style-name="Standard">Precondition:</text:p>
      <text:p text:style-name="Standard">The user enters the username.</text:p>
      <text:p text:style-name="Standard"/>
      <text:p text:style-name="Standard"><text:span text:style-name="T2">Post-</text:span>condition:</text:p>
      <text:p text:style-name="Standard"><text:span text:style-name="T2">System</text:span> searches the <text:span text:style-name="T2">task</text:span> for a request.</text:p>
      <text:p text:style-name="Standard"/>
      <text:p text:style-name="Standard"/>
      <text:p text:style-name="Standard">Exceptions:</text:p>
      <text:p text:style-name="Standard"/>
      <text:p text:style-name="Standard"><text:s/>Check the membership of the <text:span text:style-name="T2">user</text:span> </text:p>
      <text:p text:style-name="Standard">1. If you are a member, go to step 4</text:p>
      <text:p text:style-name="Standard">2. Otherwise, the system displays an error message along with a message requesting membership.</text:p>
      <text:p text:style-name="Standard"/>
      <text:p text:style-name="Standard"/>
      <text:p text:style-name="Standard"/>
      <text:p text:style-name="Standard">The <text:span text:style-name="T2">database</text:span> is checked </text:p>
      <text:p text:style-name="Standard">1. If <text:span text:style-name="T2">task</text:span> is available, the system will restore the desired specifications.</text:p>
      <text:p text:style-name="Standard">2. Otherwise, it displays a message stating that it does not exi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4:28:52.999764433</meta:creation-date>
    <dc:date>2020-04-10T15:58:13.112095115</dc:date>
    <meta:editing-duration>PT1H1M5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62" meta:character-count="924" meta:non-whitespace-character-count="785"/>
  </office:meta>
</office:document-meta>
</file>